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1E9348E6EA9.png" manifest:media-type="image/png"/>
  <manifest:file-entry manifest:full-path="Pictures/20000F520000447E000028613CD435D7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9cfb5" draw:textarea-horizontal-align="justify" draw:textarea-vertical-align="middle" draw:auto-grow-height="false" fo:min-height="0.235cm" fo:min-width="1.934cm" fo:padding-top="0.009cm" fo:padding-bottom="0.009cm" fo:padding-left="0.009cm" fo:padding-right="0.009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c85e9" draw:textarea-horizontal-align="justify" draw:textarea-vertical-align="middle" draw:auto-grow-height="false" fo:min-height="0.235cm" fo:min-width="2.098cm" fo:padding-top="0.009cm" fo:padding-bottom="0.009cm" fo:padding-left="0.009cm" fo:padding-right="0.00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b685e9" draw:textarea-horizontal-align="justify" draw:textarea-vertical-align="middle" draw:auto-grow-height="false" fo:min-height="0.235cm" fo:min-width="1.914cm" fo:padding-top="0.009cm" fo:padding-bottom="0.009cm" fo:padding-left="0.009cm" fo:padding-right="0.00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e9b913" draw:textarea-horizontal-align="justify" draw:textarea-vertical-align="middle" draw:auto-grow-height="false" fo:min-height="0.235cm" fo:min-width="1.124cm" fo:padding-top="0.009cm" fo:padding-bottom="0.009cm" fo:padding-left="0.009cm" fo:padding-right="0.009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028cm" svg:stroke-color="#a6a6a6" draw:marker-start-width="0.242cm" draw:marker-end-width="0.242cm" svg:stroke-linecap="butt" draw:fill="none" draw:textarea-horizontal-align="center" draw:textarea-vertical-align="middle" fo:padding-top="0.014cm" fo:padding-bottom="0.014cm" fo:padding-left="0.014cm" fo:padding-right="0.014cm" loext:decorative="fals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aadcf7" draw:textarea-horizontal-align="justify" draw:textarea-vertical-align="middle" draw:auto-grow-height="false" fo:min-height="0.235cm" fo:min-width="0.779cm" fo:padding-top="0.009cm" fo:padding-bottom="0.009cm" fo:padding-left="0.009cm" fo:padding-right="0.00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87cm" loext:decorative="false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de9a9" draw:textarea-horizontal-align="justify" draw:textarea-vertical-align="middle" draw:auto-grow-height="false" fo:min-height="0.235cm" fo:min-width="0.989cm" fo:padding-top="0.009cm" fo:padding-bottom="0.009cm" fo:padding-left="0.009cm" fo:padding-right="0.009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5pt" style:font-size-asian="5pt" style:font-size-complex="5pt"/>
    </style:style>
    <style:style style:name="P2" style:family="paragraph">
      <loext:graphic-properties draw:fill-color="#f9cfb5"/>
      <style:paragraph-properties fo:text-align="center" style:writing-mode="lr-tb"/>
      <style:text-properties fo:font-size="5pt" style:font-size-asian="5pt" style:font-size-complex="5pt"/>
    </style:style>
    <style:style style:name="P3" style:family="paragraph">
      <style:paragraph-properties fo:text-align="center"/>
    </style:style>
    <style:style style:name="P4" style:family="paragraph">
      <loext:graphic-properties draw:fill-color="#dc85e9"/>
      <style:paragraph-properties fo:text-align="center" style:writing-mode="lr-tb"/>
      <style:text-properties fo:font-size="5pt" style:font-size-asian="5pt" style:font-size-complex="5pt"/>
    </style:style>
    <style:style style:name="P5" style:family="paragraph">
      <style:paragraph-properties fo:text-align="center" style:text-autospace="none" style:line-break="normal" style:writing-mode="page"/>
      <style:text-properties fo:font-size="5pt" style:font-size-asian="5pt" style:font-size-complex="5pt" fo:hyphenate="false"/>
    </style:style>
    <style:style style:name="P6" style:family="paragraph">
      <loext:graphic-properties draw:fill-color="#b685e9"/>
      <style:paragraph-properties fo:text-align="center" style:text-autospace="none" style:line-break="normal" style:writing-mode="lr-tb"/>
      <style:text-properties fo:font-size="5pt" style:font-size-asian="5pt" style:font-size-complex="5pt" fo:hyphenate="false"/>
    </style:style>
    <style:style style:name="P7" style:family="paragraph">
      <style:paragraph-properties fo:text-align="center"/>
      <style:text-properties fo:font-size="4.80000019073486pt" style:font-size-asian="4.80000019073486pt" style:font-size-complex="4.80000019073486pt"/>
    </style:style>
    <style:style style:name="P8" style:family="paragraph">
      <loext:graphic-properties draw:fill-color="#e9b913"/>
      <style:paragraph-properties fo:text-align="center" style:writing-mode="lr-tb"/>
      <style:text-properties fo:font-size="4.80000019073486pt" style:font-size-asian="4.80000019073486pt" style:font-size-complex="4.8000001907348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4.5pt" style:font-size-asian="4.5pt" style:font-size-complex="4.5pt"/>
    </style:style>
    <style:style style:name="P11" style:family="paragraph">
      <loext:graphic-properties draw:fill-color="#aadcf7"/>
      <style:paragraph-properties fo:text-align="center" style:writing-mode="lr-tb"/>
      <style:text-properties fo:font-size="4.5pt" style:font-size-asian="4.5pt" style:font-size-complex="4.5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de9a9"/>
      <style:paragraph-properties fo:text-align="center" style:writing-mode="lr-tb"/>
      <style:text-properties fo:font-size="5pt" style:font-size-asian="5pt" style:font-size-complex="5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5pt" style:language-asian="zh" style:country-asian="CN" style:font-style-asian="normal" style:font-weight-asian="normal" style:font-name-complex="Lohit Devanagari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.80000019073486pt" style:font-size-asian="4.80000019073486pt" style:font-size-complex="4.80000019073486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.952cm" svg:height="0.253cm" svg:x="3.433cm" svg:y="0.462cm">
          <text:p text:style-name="P1"><text:span text:style-name="T1">blockRedu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76cm" svg:height="5.703cm" svg:x="0cm" svg:y="0.94cm">
          <draw:image xlink:href="Pictures/20000F520000447E000028613CD435D7.svm" xlink:type="simple" xlink:show="embed" xlink:actuate="onLoad" draw:mime-type="image/x-svm">
            <text:p/>
          </draw:image>
          <draw:image xlink:href="Pictures/100000010000033D000001E9348E6EA9.png" xlink:type="simple" xlink:show="embed" xlink:actuate="onLoad" draw:mime-type="image/png"/>
        </draw:frame>
        <draw:custom-shape draw:style-name="gr3" draw:text-style-name="P4" draw:layer="layout" svg:width="2.116cm" svg:height="0.253cm" svg:x="6.472cm" svg:y="0.462cm">
          <text:p text:style-name="P1"><text:span text:style-name="T1">manyBlocksGr1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2cm" svg:height="0.253cm" svg:x="0.789cm" svg:y="0.462cm">
          <text:p text:style-name="P5"><text:span text:style-name="T2">threadRedu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2cm" svg:height="0.253cm" svg:x="5.351cm" svg:y="0.462cm">
          <text:p text:style-name="P7"><text:span text:style-name="T3">manyBlocksGr2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.642cm" svg:y1="4.975cm" svg:x2="2.642cm" svg:y2="0.716cm">
          <text:p/>
        </draw:line>
        <draw:line draw:style-name="gr6" draw:text-style-name="P9" draw:layer="layout" svg:x1="3.438cm" svg:y1="4.975cm" svg:x2="3.438cm" svg:y2="0.716cm">
          <text:p/>
        </draw:line>
        <draw:line draw:style-name="gr6" draw:text-style-name="P9" draw:layer="layout" svg:x1="5.35cm" svg:y1="4.975cm" svg:x2="5.35cm" svg:y2="0.716cm">
          <text:p/>
        </draw:line>
        <draw:line draw:style-name="gr6" draw:text-style-name="P9" draw:layer="layout" svg:x1="6.488cm" svg:y1="4.975cm" svg:x2="6.488cm" svg:y2="0.716cm">
          <text:p/>
        </draw:line>
        <draw:line draw:style-name="gr6" draw:text-style-name="P9" draw:layer="layout" svg:x1="8.585cm" svg:y1="4.975cm" svg:x2="8.585cm" svg:y2="0.716cm">
          <text:p/>
        </draw:line>
        <draw:custom-shape draw:style-name="gr7" draw:text-style-name="P11" draw:layer="layout" svg:width="0.797cm" svg:height="0.253cm" svg:x="2.646cm" svg:y="0.462cm">
          <text:p text:style-name="P10"><text:span text:style-name="T4">warpReduce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614cm" svg:height="0.487cm" svg:x="0.063cm" svg:y="0cm">
          <draw:text-box>
            <text:p text:style-name="P3"><text:span text:style-name="T5">Granularity-Level Performance (RTX A4500 GPU)</text:span></text:p>
          </draw:text-box>
        </draw:frame>
        <draw:custom-shape draw:style-name="gr9" draw:text-style-name="P13" draw:layer="layout" svg:width="1.007cm" svg:height="0.253cm" svg:x="8.591cm" svg:y="0.462cm">
          <text:p text:style-name="P1"><text:span text:style-name="T1">kernelRedu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77cm" fo:page-height="6.6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6-02-23T19:43:11.185897048</meta:print-date>
    <meta:printed-by>PDF files</meta:printed-by>
    <dc:date>2026-02-23T19:43:15.449328597</dc:date>
    <meta:editing-duration>PT1H31M14S</meta:editing-duration>
    <meta:editing-cycles>7</meta:editing-cycles>
    <meta:generator>LibreOffice/25.8.4.2$Linux_X86_64 LibreOffice_project/580$Build-2</meta:generator>
    <meta:document-statistic meta:object-count="13"/>
  </office:meta>
</office:document-meta>
</file>